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4.71mm" fo:break-before="auto" style:use-optimal-row-height="false"/>
    </style:style>
    <style:style style:name="ro3" style:family="table-row">
      <style:table-row-properties style:row-height="30.96mm" fo:break-before="auto" style:use-optimal-row-height="false"/>
    </style:style>
    <style:style style:name="ro4" style:family="table-row">
      <style:table-row-properties style:row-height="38.89mm" fo:break-before="auto" style:use-optimal-row-height="false"/>
    </style:style>
    <style:style style:name="ro5" style:family="table-row">
      <style:table-row-properties style:row-height="43.39mm" fo:break-before="auto" style:use-optimal-row-height="false"/>
    </style:style>
    <style:style style:name="ro6" style:family="table-row">
      <style:table-row-properties style:row-height="26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5"/>
        <table:table-row table:style-name="ro1">
          <table:table-cell table:style-name="ce4" office:value-type="string" calcext:value-type="string" table:number-columns-spanned="5" table:number-rows-spanned="1">
            <text:p>Rubrica para SuperComputação – Projet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ritério</text:p>
          </table:table-cell>
          <table:table-cell office:value-type="string" calcext:value-type="string">
            <text:p>Concei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+</text:p>
          </table:table-cell>
        </table:table-row>
        <table:table-row table:style-name="ro2">
          <table:table-cell office:value-type="string" calcext:value-type="string">
            <text:p>Descrição do problema e da realização dos testes.</text:p>
          </table:table-cell>
          <table:table-cell office:value-type="string" calcext:value-type="string">
            <text:p>O relatório descreve o problema de maneira errada ou que induz ao erro. A descrição da implementação não bate com o código entregue.</text:p>
          </table:table-cell>
          <table:table-cell office:value-type="string" calcext:value-type="string">
            <text:p>O problema é descrito de maneira sucinta e clara. A descrição da implementação omite dados importantes da execução dos testes (máquina usada, arquivos de entrada, etc)</text:p>
          </table:table-cell>
          <table:table-cell office:value-type="string" calcext:value-type="string">
            <text:p>O problema tratado é descrito de maneira sucinta e clara. Detalhes da execução dos testes são apresentados e a escolha dos testes é justificada.</text:p>
          </table:table-cell>
          <table:table-cell office:value-type="string" calcext:value-type="string">
            <text:p>Além do item anterior, é feita alguma tentativa de relacionar características da máquina usada nos testes com os resultados colhidos.</text:p>
          </table:table-cell>
        </table:table-row>
        <table:table-row table:style-name="ro3">
          <table:table-cell office:value-type="string" calcext:value-type="string">
            <text:p>Tamanho das instâncias de teste e quantidade de cenários testados</text:p>
          </table:table-cell>
          <table:table-cell office:value-type="string" calcext:value-type="string">
            <text:p>Não apresenta o resultado de nenhum teste no relatório ou apresenta apenas de casos triviais.</text:p>
          </table:table-cell>
          <table:table-cell office:value-type="string" calcext:value-type="string">
            <text:p>Realiza um conjunto pequeno de testes mas consegue demonstrar alguma diferença significativa de desempenho.</text:p>
          </table:table-cell>
          <table:table-cell office:value-type="string" calcext:value-type="string">
            <text:p>Realiza um conjunto abrangente de testes, levando em conta o consumo de recursos do sistema.</text:p>
          </table:table-cell>
          <table:table-cell office:value-type="string" calcext:value-type="string">
            <text:p>Leva a capacidade de sua máquina próxima de seu limite, realizando também testes intermediários de desempenho.</text:p>
          </table:table-cell>
        </table:table-row>
        <table:table-row table:style-name="ro4">
          <table:table-cell office:value-type="string" calcext:value-type="string">
            <text:p>Gramática e qualidade do texto</text:p>
          </table:table-cell>
          <table:table-cell office:value-type="string" calcext:value-type="string">
            <text:p>O relatório contém erros grosseiros de escrita, não segue nenhuma estrutura clara de organização nem respeita a norma culta de escrita.</text:p>
          </table:table-cell>
          <table:table-cell office:value-type="string" calcext:value-type="string">
            <text:p>O relatório contém quantidade razoável de erros de gramática/digitação. O texto possui partes confusas.</text:p>
          </table:table-cell>
          <table:table-cell office:value-type="string" calcext:value-type="string">
            <text:p>O relatório tem erros sutis de gramática/digitação. O texto é organizado e claro em geral, mas possui trechos pequenos confusos ou que não seguem a norma culta. </text:p>
          </table:table-cell>
          <table:table-cell office:value-type="string" calcext:value-type="string">
            <text:p>Nao são encontrados erros de digitação/gramática no relatório. O texto é organizado, claro e bem formatado. </text:p>
          </table:table-cell>
        </table:table-row>
        <table:table-row table:style-name="ro5">
          <table:table-cell office:value-type="string" calcext:value-type="string">
            <text:p>Visualização de resultados</text:p>
          </table:table-cell>
          <table:table-cell office:value-type="string" calcext:value-type="string">
            <text:p>Não utiliza nenhum recurso visual para mostrar os resultados. </text:p>
          </table:table-cell>
          <table:table-cell office:value-type="string" calcext:value-type="string">
            <text:p>Utiliza recursos visuais para mostrar os resultados, mas o faz de maneira incorreta/incompleta. Figuras/tabelas não são referenciadas no texto. Gráficos são apresentados sem legendas ou com problemas graves de formatação</text:p>
          </table:table-cell>
          <table:table-cell office:value-type="string" calcext:value-type="string">
            <text:p>Utiliza gráficos e tabelas para mostrar os resultados. Faz breves comentários sobre cada um, mas não se aprofunda em suas análises.</text:p>
          </table:table-cell>
          <table:table-cell office:value-type="string" calcext:value-type="string">
            <text:p>Faz análises detalhadas dos recursos visuais utilizados, explicando sua relevância nas análises de resultados. É explicado o que o leitor deve observar em cada recurso utilizado.</text:p>
          </table:table-cell>
        </table:table-row>
        <table:table-row table:style-name="ro6">
          <table:table-cell office:value-type="string" calcext:value-type="string">
            <text:p>Análise de resultados</text:p>
          </table:table-cell>
          <table:table-cell office:value-type="string" calcext:value-type="string">
            <text:p>Não mostra nenhuma análise de resultados</text:p>
          </table:table-cell>
          <table:table-cell office:value-type="string" calcext:value-type="string">
            <text:p>Apresenta dados brutos, mas não os cita no texto. Se cita, não desenvolve nenhuma análise sobre os resultados.</text:p>
          </table:table-cell>
          <table:table-cell office:value-type="string" calcext:value-type="string">
            <text:p>Analisa brevemente os resultados, relacionando o tamanho das entradas com o desempenho obtido.</text:p>
          </table:table-cell>
          <table:table-cell office:value-type="string" calcext:value-type="string">
            <text:p>Analise os resultados de maneira profunda. Compara métodos diferentes e tenta relacionar diferenças de desempenho com as implementações feitas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20:27:21.633059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20:04:35.000777351</meta:creation-date>
    <dc:date>2020-04-02T20:24:20.648814208</dc:date>
    <meta:editing-duration>PT9M15S</meta:editing-duration>
    <meta:editing-cycles>1</meta:editing-cycles>
    <meta:generator>LibreOffice/6.0.7.3$Linux_X86_64 LibreOffice_project/00m0$Build-3</meta:generator>
    <meta:document-statistic meta:table-count="1" meta:cell-count="32" meta:object-count="0"/>
  </office:meta>
</office:document-meta>
</file>